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e future, once development settles down a little bit, I will make prebuilt binary packages available. Until then, you will need to build the Framework from sources. I have tried to make this as easy as possible.</text:p>
      <text:p text:style-name="Standard"/>
      <text:h text:style-name="Heading_20_1" text:outline-level="1">Premake</text:h>
      <text:p text:style-name="Standard">The Framework build system used an external tool called Premake (<text:a xlink:type="simple" xlink:href="http://premake.sourceforge.net/">http://premake.sourceforge.net/</text:a>). Premake reads a description of a software project written in a generic scripting language (Lua) and generates the project files for a particular set of tools. At the time of this writing, Premake supports various version of Visual Studio, GNU makefiles, SharpDevelop, and more. Delegating the creation of these files to Premake means that I don't have to maintain them manually. Also, support for new tools and languages comes “for free” as Premake is updated. Premake also provides a general-purpose scripting environment which I use to simplify the creation of extensions to the Framework.</text:p>
      <text:p text:style-name="Standard"/>
      <text:p text:style-name="Standard">If you haven't done so already, grab a copy of Premake version 3.1 or later for your platform from <text:a xlink:type="simple" xlink:href="http://premake.sourceforge.net/">http://premake.sourceforge.net/</text:a> and place it on your system search path (or wherever is convenient for you). Using Premake is easy. Just open a command prompt in the project directory and type the command:</text:p>
      <text:p text:style-name="Standard"/>
      <text:p text:style-name="Standard"><text:s text:c="2"/>premake [options] –target [toolset]</text:p>
      <text:p text:style-name="Standard"/>
      <text:p text:style-name="Standard">For a complete list of options and toolsets, type:</text:p>
      <text:p text:style-name="Standard"/>
      <text:p text:style-name="Standard"><text:s text:c="2"/>premake –help</text:p>
      <text:p text:style-name="Standard"/>
      <text:p text:style-name="Standard">Premake will then generate the project files for the toolset you selected. For example, to create a solution and project files for Visual Studion .NET 2003, you would type:</text:p>
      <text:p text:style-name="Standard"/>
      <text:p text:style-name="Standard"><text:s text:c="2"/>premake –target vs2003</text:p>
      <text:p text:style-name="Standard"/>
      <text:p text:style-name="Standard"/>
      <text:h text:style-name="Heading_20_1" text:outline-level="1">Get the Source Code</text:h>
      <text:p text:style-name="Standard">Get a copy of the latest Framework source code, either by downloading a source package from the project website, or directly from Subversion. The Subversion repository will always have the latest features and bug fixes, but may occasionally contain bugs as well. </text:p>
      <text:p text:style-name="Standard"/>
      <text:h text:style-name="Heading_20_1" text:outline-level="1">Build the Support Libraries</text:h>
      <text:p text:style-name="Standard">The Framework is written in C# using the .NET CLR and is binary portable across systems. However, it is built on top of several C++ libraries which are not. Again, once development has settled down I will make prebuild binaries available, but for now you will have to build them yourself. You will need Premake and a C++ compiler.</text:p>
      <text:p text:style-name="Standard"/>
      <text:p text:style-name="Standard">To start, download the source code for the following libraries. You will need to unpack them into the FlatFour/Framework/Libs directory as described below. If you have already built these libraries for an earlier version of the Framework you should be to copy them over. However, check the version numbers listed in FlatFour/README.txt; GameGuts in particular usually needs to be updated for each new release.</text:p>
      <text:p text:style-name="Standard"/>
      <text:p text:style-name="Standard">The support libraries are:</text:p>
      <text:p text:style-name="Standard"/>
      <text:list text:style-name="L1">
        <text:list-item>
          <text:p text:style-name="P1">wxWidgets (<text:a xlink:type="simple" xlink:href="http://www.wxwidgets.org/">http://www.wxwidgets.org/</text:a>), a cross-platform GUI toolkit. This provides a portable GUI for the Framework Editor. Unpack and rename the resulting directory to "wxWidgets".</text:p>
          <text:p text:style-name="P1"/>
        </text:list-item>
        <text:list-item>
          <text:p text:style-name="P1">wx.NET (<text:a xlink:type="simple" xlink:href="http://wxnet.sourceforge.net/">http://wxnet.sourceforge.net/</text:a>), a .NET binding for wxWidgets. Unpack and rename the resulting directory to "wx.NET".</text:p>
          <text:p text:style-name="P1"/>
        </text:list-item>
        <text:list-item>
          <text:p text:style-name="P1">GameGuts (<text:a xlink:type="simple" xlink:href="http://gut.sourceforge.net/">http://gut.sourceforge.net/</text:a>), a collection of low-level services and libraries, including platform abstraction and ODE physics and collision detection. Unpack and rename the resulting directory to "GameGuts".</text:p>
        </text:list-item>
      </text:list>
      <text:p text:style-name="Standard"/>
      <text:p text:style-name="Standard">Once you have the right version of each source code package installed in FlatFour/Framework/Libs, open a command prompt in that directory and run Premake as described above to create the project files, then build.</text:p>
      <text:p text:style-name="Standard"/>
      <text:p text:style-name="Standard"/>
      <text:h text:style-name="Heading_20_1" text:outline-level="1">Build the Framework</text:h>
      <text:p text:style-name="Standard">Once the support libraries are in place you can build the Framework. Open a command prompt in the FlatFour directory and run Premake as described above to create the project files, then build.</text:p>
      <text:p text:style-name="Standard"/>
      <text:p text:style-name="Standard"/>
      <text:h text:style-name="Heading_20_2" text:outline-level="2">Customizing the Build</text:h>
      <text:p text:style-name="Standard">After you've experimented with the Framework for a while, you will probably want to start modifying it to suit your particular project. There are a couple of different ways that the build script can be extended.</text:p>
      <text:p text:style-name="Standard"/>
      <text:p text:style-name="Standard">The setup script will look for and include a file named user.lua, which you can use to customize the contents of the build. For instance, if you don't want to build the dynamics system you can exclude it by adding this line to user.lua (this is just an example, I haven't built out the subsystems yet).</text:p>
      <text:p text:style-name="Standard"/>
      <text:p text:style-name="Standard"><text:s text:c="2"/>options[“no-dynamics”] = true</text:p>
      <text:p text:style-name="Standard"/>
      <text:p text:style-name="Standard">This is a simple example. You can use the scripting capabilities to do any preparation work your environment requires. You can even register new command-line options for Premake and tie them to functions allowing common project operations to be automated. I will come back and add some more concrete examples here after I've had a chance to play around with this system for a while.</text:p>
      <text:p text:style-name="Standard"/>
      <text:h text:style-name="Heading_20_2" text:outline-level="2">Adding a New Extension Module</text:h>
      <text:p text:style-name="Standard">Extensions to the framework are stored in the Extensions directory. To create a new extension, create a new subdirectory to house it. Copy Extensions/premake-example.lua into the subdirectory and rename it to premake.lua. Open it in a text editor and follow the directions it contains to configure it for your extension.</text:p>
      <text:p text:style-name="Standard"/>
      <text:p text:style-name="Standard">With this setup done, run Premake from the top-level Framework folder as described in the build instructions above. This will add your new extensions to the build.</text:p>
      <text:p text:style-name="Standard"/>
      <text:h text:style-name="Heading_20_2" text:outline-level="2">Removing an Extension Module</text:h>
      <text:p text:style-name="Standard">To remove an extension from the build, simply move its folder out of the Extensions directory.</text:p>
      <text:p text:style-name="Standard"/>
      <text:p text:style-name="Standard"/>
      <text:p text:style-name="Standard">Platform Bundles</text:p>
      <text:p text:style-name="Standard">Once the development of the unmanaged support libraries settles down, prebuilt binary packages will be made available for download from the project site for each of the major platforms. In addition to saving new developers some ramp-up time and effort, these "platform bundles" will be an integral part of the automated deployment process (see the Deployment System document).</text:p>
      <text:p text:style-name="Standard"/>
      <text:p text:style-name="Standard">The Premake script in the Framework/Libs directory will automate the production of platform bundles. It will read a file named manifest.lua which contains the files to include in the bundle. It will then build a release version of code and package the listed files into .zip archive. <text:span text:style-name="T1">(How do I build a .zip from within Premake? Do I need to have a command-line tool installed?)</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2T11:40:50</meta:creation-date>
    <dc:creator>Jason Perkins</dc:creator>
    <dc:date>2006-02-06T14:30:19</dc:date>
    <meta:editing-cycles>16</meta:editing-cycles>
    <meta:editing-duration>PT2H19M18S</meta:editing-duration>
    <meta:user-defined meta:name="Info 1"/>
    <meta:user-defined meta:name="Info 2"/>
    <meta:user-defined meta:name="Info 3"/>
    <meta:user-defined meta:name="Info 4"/>
    <meta:document-statistic meta:table-count="0" meta:image-count="0" meta:object-count="0" meta:page-count="4" meta:paragraph-count="34" meta:word-count="964" meta:character-count="5886"/>
  </office:meta>
</office:document-meta>
</file>